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DOCTYPE HTML&gt;</text:p>
      <text:p text:style-name="Standard">&lt;!--</text:p>
      <text:p text:style-name="Standard"><text:tab/>Solid State by HTML5 UP</text:p>
      <text:p text:style-name="Standard"><text:tab/>html5up.net | @n33co</text:p>
      <text:p text:style-name="Standard"><text:tab/>Free for personal and commercial use under the CCA 3.0 license (html5up.net/license)</text:p>
      <text:p text:style-name="Standard">--&gt;</text:p>
      <text:p text:style-name="Standard">&lt;html&gt;</text:p>
      <text:p text:style-name="Standard"><text:tab/>&lt;head&gt;</text:p>
      <text:p text:style-name="Standard"><text:tab/><text:tab/>&lt;title&gt;Jim's Running Website&lt;/title&gt;</text:p>
      <text:p text:style-name="Standard"><text:tab/><text:tab/>&lt;meta charset="utf-8" /&gt;</text:p>
      <text:p text:style-name="Standard"><text:tab/><text:tab/>&lt;meta name="viewport" content="width=device-width, initial-scale=1" /&gt;</text:p>
      <text:p text:style-name="Standard"><text:tab/><text:tab/>&lt;!--[if lte IE 8]&gt;&lt;script src="assets/js/ie/html5shiv.js"&gt;&lt;/script&gt;&lt;![endif]--&gt;</text:p>
      <text:p text:style-name="Standard"><text:tab/><text:tab/>&lt;link rel="stylesheet" href="assets/css/main.css" /&gt;</text:p>
      <text:p text:style-name="Standard"><text:tab/><text:tab/>&lt;!--[if lte IE 9]&gt;&lt;link rel="stylesheet" href="assets/css/ie9.css" /&gt;&lt;![endif]--&gt;</text:p>
      <text:p text:style-name="Standard"><text:tab/><text:tab/>&lt;!--[if lte IE 8]&gt;&lt;link rel="stylesheet" href="assets/css/ie8.css" /&gt;&lt;![endif]--&gt;</text:p>
      <text:p text:style-name="Standard"><text:tab/>&lt;/head&gt;</text:p>
      <text:p text:style-name="Standard"><text:tab/>&lt;body&gt;</text:p>
      <text:p text:style-name="Standard"/>
      <text:p text:style-name="Standard"><text:tab/><text:tab/>&lt;!-- Page Wrapper --&gt;</text:p>
      <text:p text:style-name="Standard"><text:tab/><text:tab/><text:tab/>&lt;div id="page-wrapper"&gt;</text:p>
      <text:p text:style-name="Standard"/>
      <text:p text:style-name="Standard"><text:tab/><text:tab/><text:tab/><text:tab/>&lt;!-- Header --&gt;</text:p>
      <text:p text:style-name="Standard"><text:tab/><text:tab/><text:tab/><text:tab/><text:tab/>&lt;header id="header" class="alt"&gt;</text:p>
      <text:p text:style-name="Standard"><text:tab/><text:tab/><text:tab/><text:tab/><text:tab/><text:tab/>&lt;h1&gt;&lt;a href="index.html"&gt;Solid State&lt;/a&gt;&lt;/h1&gt;</text:p>
      <text:p text:style-name="Standard"><text:tab/><text:tab/><text:tab/><text:tab/><text:tab/><text:tab/>&lt;nav&gt;</text:p>
      <text:p text:style-name="Standard"><text:tab/><text:tab/><text:tab/><text:tab/><text:tab/><text:tab/><text:tab/>&lt;a href="#menu"&gt;Menu&lt;/a&gt;</text:p>
      <text:p text:style-name="Standard"><text:tab/><text:tab/><text:tab/><text:tab/><text:tab/><text:tab/>&lt;/nav&gt;</text:p>
      <text:p text:style-name="Standard"><text:tab/><text:tab/><text:tab/><text:tab/><text:tab/>&lt;/header&gt;</text:p>
      <text:p text:style-name="Standard"/>
      <text:p text:style-name="Standard"><text:tab/><text:tab/><text:tab/><text:tab/>&lt;!-- Menu --&gt;</text:p>
      <text:p text:style-name="Standard"><text:tab/><text:tab/><text:tab/><text:tab/><text:tab/>&lt;nav id="menu"&gt;</text:p>
      <text:p text:style-name="Standard"><text:tab/><text:tab/><text:tab/><text:tab/><text:tab/><text:tab/>&lt;div class="inner"&gt;</text:p>
      <text:p text:style-name="Standard"><text:tab/><text:tab/><text:tab/><text:tab/><text:tab/><text:tab/><text:tab/>&lt;h2&gt;Menu&lt;/h2&gt;</text:p>
      <text:p text:style-name="Standard"><text:tab/><text:tab/><text:tab/><text:tab/><text:tab/><text:tab/><text:tab/>&lt;ul class="links"&gt;</text:p>
      <text:p text:style-name="Standard"><text:tab/><text:tab/><text:tab/><text:tab/><text:tab/><text:tab/><text:tab/><text:tab/>&lt;li&gt;&lt;a href="index.html"&gt;Home&lt;/a&gt;&lt;/li&gt;</text:p>
      <text:p text:style-name="Standard"><text:tab/><text:tab/><text:tab/><text:tab/><text:tab/><text:tab/><text:tab/><text:tab/>&lt;li&gt;&lt;a href="generic.html"&gt;Generic&lt;/a&gt;&lt;/li&gt;</text:p>
      <text:p text:style-name="Standard"><text:tab/><text:tab/><text:tab/><text:tab/><text:tab/><text:tab/><text:tab/><text:tab/>&lt;li&gt;&lt;a href="elements.html"&gt;Elements&lt;/a&gt;&lt;/li&gt;</text:p>
      <text:p text:style-name="Standard"><text:tab/><text:tab/><text:tab/><text:tab/><text:tab/><text:tab/><text:tab/>&lt;/ul&gt;</text:p>
      <text:p text:style-name="Standard"><text:tab/><text:tab/><text:tab/><text:tab/><text:tab/><text:tab/><text:tab/>&lt;a href="#" class="close"&gt;Close&lt;/a&gt;</text:p>
      <text:p text:style-name="Standard"/>
      <text:p text:style-name="Standard"><text:tab/><text:tab/><text:tab/><text:tab/><text:tab/><text:tab/>&lt;/div&gt;</text:p>
      <text:p text:style-name="Standard"><text:tab/><text:tab/><text:tab/><text:tab/><text:tab/>&lt;/nav&gt;</text:p>
      <text:p text:style-name="Standard">&lt;! <text:s/>EVENTUALLY YOU MAY Delete the next line&gt;</text:p>
      <text:p text:style-name="Standard"><text:tab/><text:tab/><text:tab/><text:tab/><text:tab/><text:tab/><text:tab/>&lt;p&gt; .................................................................................................................................................................................................................................................The menu doesn't work yet &lt;p&gt;</text:p>
      <text:p text:style-name="Standard"><text:soft-page-break/><text:tab/><text:tab/><text:tab/><text:tab/>&lt;!-- Banner --&gt;</text:p>
      <text:p text:style-name="Standard"><text:tab/><text:tab/><text:tab/><text:tab/><text:tab/>&lt;section id="banner"&gt;</text:p>
      <text:p text:style-name="Standard"><text:tab/><text:tab/><text:tab/><text:tab/><text:tab/><text:tab/>&lt;div class="inner"&gt;</text:p>
      <text:p text:style-name="Standard"><text:tab/><text:tab/><text:tab/><text:tab/><text:tab/><text:tab/><text:tab/>&lt;div class="logo"&gt;&lt;span class="icon fa-diamond"&gt;&lt;/span&gt;&lt;/div&gt; <text:s/></text:p>
      <text:p text:style-name="Standard"><text:tab/><text:tab/><text:tab/><text:tab/><text:tab/><text:tab/><text:tab/>&lt;h2&gt;Welcome to Jim Runs!&lt;/h2&gt;</text:p>
      <text:p text:style-name="Standard"><text:tab/><text:tab/><text:tab/><text:tab/><text:tab/><text:tab/><text:tab/>&lt;p&gt;I am Jim Lombardi and the purpose of this website is to help me interact with other runners. <text:s/>I started running regularly at the age of 16 in the Spring of 1959 and have run in at least one race during every year since and hope to continue running and racing for many years to come. <text:s/>I have participated in approximately 830 races ranging from 440 yds to 50 miles and have covered approximately 87,000 miles in training and racing. <text:s/>In the past 24 plus years I have run every day except for four. I think my experiences will help me help others enhance their enjoyment of running and hope to interact with runners of all ages. I have a special interest in those who continue running in their 60's, 70's, and beyond. <text:s/>The development of this website began on Feb. 1, 2016 and <text:s/>the plan is to continually add information. Since 1962 I have kept a diary of my thoughts, discoveries, workouts, and race results. <text:s/>This diary will be helpful for the website's development. &lt;/p&gt;</text:p>
      <text:p text:style-name="Standard"/>
      <text:p text:style-name="Standard"><text:tab/><text:tab/><text:tab/><text:tab/><text:tab/><text:tab/><text:tab/>&lt;p&gt;A list of over 120 highlights in my running career can be found by clicking &lt;a href="HighlightsThruYR2015.pdf"target="_blank"&gt; &lt;font color="blue"&gt;&lt;FONT </text:p>
      <text:p text:style-name="Standard"><text:s text:c="28"/>style="BACKGROUND-COLOR: yellow"&gt;&lt;bold&gt;here&lt;/bold&gt;&lt;/FONT&gt;&lt;/font&gt;. &lt;/a&gt; <text:s text:c="2"/>&lt;/p&gt; <text:s/></text:p>
      <text:p text:style-name="Standard"/>
      <text:p text:style-name="Standard"><text:tab/><text:tab/><text:tab/><text:tab/><text:tab/><text:tab/><text:tab/>&lt;p&gt;To read more about me click &lt;a href="MoreOnJim.pdf"target="_blank"&gt; &lt;font color="blue"&gt;&lt;FONT </text:p>
      <text:p text:style-name="Standard"><text:s text:c="28"/>style="BACKGROUND-COLOR: yellow"&gt;&lt;bold&gt;here&lt;/bold&gt;&lt;/FONT&gt;&lt;/font&gt;. &lt;/a&gt; <text:s text:c="2"/>&lt;/p&gt;</text:p>
      <text:p text:style-name="Standard"><text:tab/><text:tab/><text:tab/><text:tab/><text:tab/><text:tab/>&lt;/div&gt;</text:p>
      <text:p text:style-name="Standard"><text:tab/><text:tab/><text:tab/><text:tab/><text:tab/>&lt;/section&gt;</text:p>
      <text:p text:style-name="Standard"/>
      <text:p text:style-name="Standard"><text:tab/><text:tab/><text:tab/><text:tab/>&lt;!-- Wrapper --&gt;</text:p>
      <text:p text:style-name="Standard"><text:tab/><text:tab/><text:tab/><text:tab/><text:tab/>&lt;section id="wrapper"&gt;</text:p>
      <text:p text:style-name="Standard"/>
      <text:p text:style-name="Standard"><text:tab/><text:tab/><text:tab/><text:tab/><text:tab/><text:tab/>&lt;!-- One --&gt;</text:p>
      <text:p text:style-name="Standard"><text:tab/><text:tab/><text:tab/><text:tab/><text:tab/><text:tab/><text:tab/>&lt;section id="one" class="wrapper spotlight style1"&gt;</text:p>
      <text:p text:style-name="Standard"><text:tab/><text:tab/><text:tab/><text:tab/><text:tab/><text:tab/><text:tab/><text:tab/>&lt;div class="inner"&gt;</text:p>
      <text:p text:style-name="Standard"><text:tab/><text:tab/><text:tab/><text:tab/><text:tab/><text:tab/><text:tab/><text:tab/><text:tab/>&lt;a href="#" class="image"&gt;&lt;img src="images/jlombardi.jpg" alt="" /&gt;&lt;/a&gt;</text:p>
      <text:p text:style-name="Standard"><text:tab/><text:tab/><text:tab/><text:tab/><text:tab/><text:tab/><text:tab/><text:tab/><text:tab/>&lt;div class="content"&gt;</text:p>
      <text:p text:style-name="Standard"><text:tab/><text:tab/><text:tab/><text:tab/><text:tab/><text:tab/><text:tab/><text:tab/><text:tab/><text:tab/>&lt;h2 class="major"&gt; <text:s text:c="2"/>&lt;/h2&gt;</text:p>
      <text:p text:style-name="Standard"><text:s text:c="20"/>&lt;p&gt;Jim Lombardi at the start of the &lt;a href="https://ultrasignup.com/register.aspx?did=34562"target="_blank"&gt;&lt;font color="blue"&gt;&lt;FONT </text:p>
      <text:p text:style-name="Standard"><text:s text:c="28"/>style="BACKGROUND-COLOR: yellow"&gt;Canandaguia 50K&lt;/FONT&gt;&lt;/font&gt;&lt;/a&gt;, October 10, 2015. &lt;/p&gt;</text:p>
      <text:p text:style-name="Standard"><text:s text:c="20"/>&lt;p&gt;In the near future the first topic of discussion will be "Dealing with Injuries."&lt;/p&gt; </text:p>
      <text:p text:style-name="Standard"><text:s text:c="20"/>&lt;p&gt;Please check back. &lt;/p&gt;</text:p>
      <text:p text:style-name="Standard"><text:s text:c="20"/>&lt;p&gt;------------------------------------------------------------------------------------------ &lt;/p&gt;</text:p>
      <text:p text:style-name="Standard"><text:soft-page-break/><text:s text:c="20"/>&lt;p&gt;Please disregard everything that appears below.</text:p>
      <text:p text:style-name="Standard"><text:tab/><text:tab/><text:tab/><text:tab/><text:tab/><text:tab/><text:tab/><text:tab/><text:tab/><text:tab/>&lt;a a&gt;</text:p>
      <text:p text:style-name="Standard"><text:tab/><text:tab/><text:tab/><text:tab/><text:tab/><text:tab/><text:tab/><text:tab/><text:tab/>&lt;/div&gt;</text:p>
      <text:p text:style-name="Standard"><text:tab/><text:tab/><text:tab/><text:tab/><text:tab/><text:tab/><text:tab/><text:tab/>&lt;/div&gt;</text:p>
      <text:p text:style-name="Standard"><text:tab/><text:tab/><text:tab/><text:tab/><text:tab/><text:tab/><text:tab/>&lt;/section&gt;</text:p>
      <text:p text:style-name="Standard"/>
      <text:p text:style-name="Standard"/>
      <text:p text:style-name="Standard"><text:tab/><text:tab/><text:tab/><text:tab/><text:tab/><text:tab/>&lt;!-- Two --&gt;</text:p>
      <text:p text:style-name="Standard"><text:tab/><text:tab/><text:tab/><text:tab/><text:tab/><text:tab/><text:tab/>&lt;section id="two" class="wrapper alt spotlight style2"&gt;</text:p>
      <text:p text:style-name="Standard"><text:tab/><text:tab/><text:tab/><text:tab/><text:tab/><text:tab/><text:tab/><text:tab/>&lt;div class="inner"&gt;</text:p>
      <text:p text:style-name="Standard"><text:tab/><text:tab/><text:tab/><text:tab/><text:tab/><text:tab/><text:tab/><text:tab/><text:tab/>&lt;a href="#" class="image"&gt;&lt;img src="images/pic02.jpg" alt="" /&gt;&lt;/a&gt;</text:p>
      <text:p text:style-name="Standard"><text:tab/><text:tab/><text:tab/><text:tab/><text:tab/><text:tab/><text:tab/><text:tab/><text:tab/>&lt;div class="content"&gt;</text:p>
      <text:p text:style-name="Standard"><text:tab/><text:tab/><text:tab/><text:tab/><text:tab/><text:tab/><text:tab/><text:tab/><text:tab/><text:tab/>&lt;h2 class="major"&gt;Tempus adipiscing&lt;/h2&gt;</text:p>
      <text:p text:style-name="Standard"><text:tab/><text:tab/><text:tab/><text:tab/><text:tab/><text:tab/><text:tab/><text:tab/><text:tab/><text:tab/>&lt;p&gt;Lorem ipsum dolor sit amet, etiam lorem adipiscing elit. Cras turpis ante, nullam sit amet turpis non, sollicitudin posuere urna. Mauris id tellus arcu. Nunc vehicula id nulla dignissim dapibus. Nullam ultrices, neque et faucibus viverra, ex nulla cursus.&lt;/p&gt;</text:p>
      <text:p text:style-name="Standard"/>
      <text:p text:style-name="Standard">&lt;!-- The following 2 lines shows how to include a youtube video --&gt;</text:p>
      <text:p text:style-name="Standard"/>
      <text:p text:style-name="Standard">&lt;!-- <text:s text:c="19"/>&lt;iframe width="560" height="315" src="https://www.youtube.com/embed/S2HRA2wOBiA" frameborder="0" allowfullscreen&gt;&lt;/iframe&gt; <text:s/>--&gt;</text:p>
      <text:p text:style-name="Standard"><text:tab/><text:tab/><text:tab/><text:tab/><text:tab/></text:p>
      <text:p text:style-name="Standard"/>
      <text:p text:style-name="Standard"/>
      <text:p text:style-name="Standard"><text:tab/><text:tab/><text:tab/><text:tab/><text:tab/><text:tab/><text:tab/><text:tab/><text:tab/><text:tab/>&lt;a href="#" class="special"&gt;Learn more&lt;/a&gt;</text:p>
      <text:p text:style-name="Standard"><text:tab/><text:tab/><text:tab/><text:tab/><text:tab/><text:tab/><text:tab/><text:tab/><text:tab/>&lt;/div&gt;</text:p>
      <text:p text:style-name="Standard"><text:tab/><text:tab/><text:tab/><text:tab/><text:tab/><text:tab/><text:tab/><text:tab/>&lt;/div&gt;</text:p>
      <text:p text:style-name="Standard"><text:tab/><text:tab/><text:tab/><text:tab/><text:tab/><text:tab/><text:tab/>&lt;/section&gt;</text:p>
      <text:p text:style-name="Standard"/>
      <text:p text:style-name="Standard"><text:tab/><text:tab/><text:tab/><text:tab/><text:tab/><text:tab/>&lt;!-- Three --&gt;</text:p>
      <text:p text:style-name="Standard"><text:tab/><text:tab/><text:tab/><text:tab/><text:tab/><text:tab/><text:tab/>&lt;section id="three" class="wrapper spotlight style3"&gt;</text:p>
      <text:p text:style-name="Standard"><text:tab/><text:tab/><text:tab/><text:tab/><text:tab/><text:tab/><text:tab/><text:tab/>&lt;div class="inner"&gt;</text:p>
      <text:p text:style-name="Standard"><text:tab/><text:tab/><text:tab/><text:tab/><text:tab/><text:tab/><text:tab/><text:tab/><text:tab/>&lt;a href="#" class="image"&gt;&lt;img src="images/pic03.jpg" alt="" /&gt;&lt;/a&gt;</text:p>
      <text:p text:style-name="Standard"><text:tab/><text:tab/><text:tab/><text:tab/><text:tab/><text:tab/><text:tab/><text:tab/><text:tab/>&lt;div class="content"&gt;</text:p>
      <text:p text:style-name="Standard"><text:tab/><text:tab/><text:tab/><text:tab/><text:tab/><text:tab/><text:tab/><text:tab/><text:tab/><text:tab/>&lt;h2 class="major"&gt;Nullam dignissim&lt;/h2&gt;</text:p>
      <text:p text:style-name="Standard"><text:tab/><text:tab/><text:tab/><text:tab/><text:tab/><text:tab/><text:tab/><text:tab/><text:tab/><text:tab/>&lt;p&gt;Lorem ipsum dolor sit amet, etiam lorem adipiscing elit. Cras turpis ante, nullam sit amet turpis non, sollicitudin posuere urna. Mauris id tellus arcu. Nunc vehicula id nulla dignissim dapibus. Nullam ultrices, neque et faucibus viverra, ex nulla cursus.&lt;/p&gt;</text:p>
      <text:p text:style-name="Standard"><text:tab/><text:tab/><text:tab/><text:tab/><text:tab/><text:tab/><text:tab/><text:tab/><text:tab/><text:tab/>&lt;a href="#" <text:soft-page-break/>class="special"&gt;Learn more&lt;/a&gt;</text:p>
      <text:p text:style-name="Standard"><text:tab/><text:tab/><text:tab/><text:tab/><text:tab/><text:tab/><text:tab/><text:tab/><text:tab/>&lt;/div&gt;</text:p>
      <text:p text:style-name="Standard"><text:tab/><text:tab/><text:tab/><text:tab/><text:tab/><text:tab/><text:tab/><text:tab/>&lt;/div&gt;</text:p>
      <text:p text:style-name="Standard"><text:tab/><text:tab/><text:tab/><text:tab/><text:tab/><text:tab/><text:tab/>&lt;/section&gt;</text:p>
      <text:p text:style-name="Standard"/>
      <text:p text:style-name="Standard"><text:tab/><text:tab/><text:tab/><text:tab/><text:tab/><text:tab/>&lt;!-- Four --&gt;</text:p>
      <text:p text:style-name="Standard"><text:tab/><text:tab/><text:tab/><text:tab/><text:tab/><text:tab/><text:tab/>&lt;section id="four" class="wrapper alt style1"&gt;</text:p>
      <text:p text:style-name="Standard"><text:tab/><text:tab/><text:tab/><text:tab/><text:tab/><text:tab/><text:tab/><text:tab/>&lt;div class="inner"&gt;</text:p>
      <text:p text:style-name="Standard"><text:tab/><text:tab/><text:tab/><text:tab/><text:tab/><text:tab/><text:tab/><text:tab/><text:tab/>&lt;h2 class="major"&gt;Vitae phasellus&lt;/h2&gt;</text:p>
      <text:p text:style-name="Standard"><text:tab/><text:tab/><text:tab/><text:tab/><text:tab/><text:tab/><text:tab/><text:tab/><text:tab/>&lt;p&gt;Cras mattis ante fermentum, malesuada neque vitae, eleifend erat. Phasellus non pulvinar erat. Fusce tincidunt, nisl eget mattis egestas, purus ipsum consequat orci, sit amet lobortis lorem lacus in tellus. Sed ac elementum arcu. Quisque placerat auctor laoreet.&lt;/p&gt;</text:p>
      <text:p text:style-name="Standard"><text:tab/><text:tab/><text:tab/><text:tab/><text:tab/><text:tab/><text:tab/><text:tab/><text:tab/>&lt;section class="features"&gt;</text:p>
      <text:p text:style-name="Standard"><text:tab/><text:tab/><text:tab/><text:tab/><text:tab/><text:tab/><text:tab/><text:tab/><text:tab/><text:tab/>&lt;article&gt;</text:p>
      <text:p text:style-name="Standard"><text:tab/><text:tab/><text:tab/><text:tab/><text:tab/><text:tab/><text:tab/><text:tab/><text:tab/><text:tab/><text:tab/>&lt;a href="#" class="image"&gt;&lt;img src="images/pic04.jpg" alt="" /&gt;&lt;/a&gt;</text:p>
      <text:p text:style-name="Standard"><text:tab/><text:tab/><text:tab/><text:tab/><text:tab/><text:tab/><text:tab/><text:tab/><text:tab/><text:tab/><text:tab/>&lt;h3 class="major"&gt;Sed feugiat lorem&lt;/h3&gt;</text:p>
      <text:p text:style-name="Standard"><text:tab/><text:tab/><text:tab/><text:tab/><text:tab/><text:tab/><text:tab/><text:tab/><text:tab/><text:tab/><text:tab/>&lt;p&gt;Lorem ipsum dolor sit amet, consectetur adipiscing vehicula id nulla dignissim dapibus ultrices.&lt;/p&gt;</text:p>
      <text:p text:style-name="Standard"><text:tab/><text:tab/><text:tab/><text:tab/><text:tab/><text:tab/><text:tab/><text:tab/><text:tab/><text:tab/><text:tab/>&lt;a href="#" class="special"&gt;Learn more&lt;/a&gt;</text:p>
      <text:p text:style-name="Standard"><text:tab/><text:tab/><text:tab/><text:tab/><text:tab/><text:tab/><text:tab/><text:tab/><text:tab/><text:tab/>&lt;/article&gt;</text:p>
      <text:p text:style-name="Standard"><text:tab/><text:tab/><text:tab/><text:tab/><text:tab/><text:tab/><text:tab/><text:tab/><text:tab/><text:tab/>&lt;article&gt;</text:p>
      <text:p text:style-name="Standard"><text:tab/><text:tab/><text:tab/><text:tab/><text:tab/><text:tab/><text:tab/><text:tab/><text:tab/><text:tab/><text:tab/>&lt;a href="#" class="image"&gt;&lt;img src="images/pic05.jpg" alt="" /&gt;&lt;/a&gt;</text:p>
      <text:p text:style-name="Standard"><text:tab/><text:tab/><text:tab/><text:tab/><text:tab/><text:tab/><text:tab/><text:tab/><text:tab/><text:tab/><text:tab/>&lt;h3 class="major"&gt;Nisl placerat&lt;/h3&gt;</text:p>
      <text:p text:style-name="Standard"><text:tab/><text:tab/><text:tab/><text:tab/><text:tab/><text:tab/><text:tab/><text:tab/><text:tab/><text:tab/><text:tab/>&lt;p&gt;Lorem ipsum dolor sit amet, consectetur adipiscing vehicula id nulla dignissim dapibus ultrices.&lt;/p&gt;</text:p>
      <text:p text:style-name="Standard"><text:tab/><text:tab/><text:tab/><text:tab/><text:tab/><text:tab/><text:tab/><text:tab/><text:tab/><text:tab/><text:tab/>&lt;a href="#" class="special"&gt;Learn more&lt;/a&gt;</text:p>
      <text:p text:style-name="Standard"><text:tab/><text:tab/><text:tab/><text:tab/><text:tab/><text:tab/><text:tab/><text:tab/><text:tab/><text:tab/>&lt;/article&gt;</text:p>
      <text:p text:style-name="Standard"><text:tab/><text:tab/><text:tab/><text:tab/><text:tab/><text:tab/><text:tab/><text:tab/><text:tab/><text:tab/>&lt;article&gt;</text:p>
      <text:p text:style-name="Standard"><text:tab/><text:tab/><text:tab/><text:tab/><text:tab/><text:tab/><text:tab/><text:tab/><text:tab/><text:tab/><text:tab/>&lt;a href="#" class="image"&gt;&lt;img src="images/pic06.jpg" alt="" /&gt;&lt;/a&gt;</text:p>
      <text:p text:style-name="Standard"><text:tab/><text:tab/><text:tab/><text:tab/><text:tab/><text:tab/><text:tab/><text:tab/><text:tab/><text:tab/><text:tab/>&lt;h3 class="major"&gt;Ante fermentum&lt;/h3&gt;</text:p>
      <text:p text:style-name="Standard"><text:tab/><text:tab/><text:tab/><text:tab/><text:tab/><text:tab/><text:tab/><text:tab/><text:tab/><text:tab/><text:tab/>&lt;p&gt;Lorem ipsum dolor sit amet, consectetur adipiscing vehicula id nulla dignissim dapibus ultrices.&lt;/p&gt;</text:p>
      <text:p text:style-name="Standard"><text:tab/><text:tab/><text:tab/><text:tab/><text:tab/><text:tab/><text:tab/><text:tab/><text:tab/><text:tab/><text:tab/>&lt;a href="#" class="special"&gt;Learn more&lt;/a&gt;</text:p>
      <text:p text:style-name="Standard"><text:tab/><text:tab/><text:tab/><text:tab/><text:tab/><text:tab/><text:tab/><text:tab/><text:tab/><text:tab/>&lt;/article&gt;</text:p>
      <text:p text:style-name="Standard"><text:tab/><text:tab/><text:tab/><text:tab/><text:tab/><text:tab/><text:tab/><text:tab/><text:tab/><text:tab/>&lt;article&gt;</text:p>
      <text:p text:style-name="Standard"><text:tab/><text:tab/><text:tab/><text:tab/><text:tab/><text:tab/><text:tab/><text:tab/><text:tab/><text:tab/><text:tab/>&lt;a href="#" class="image"&gt;&lt;img src="images/pic07.jpg" alt="" /&gt;&lt;/a&gt;</text:p>
      <text:p text:style-name="Standard"><text:tab/><text:tab/><text:tab/><text:tab/><text:tab/><text:tab/><text:tab/><text:tab/><text:tab/><text:tab/><text:tab/>&lt;h3 <text:soft-page-break/>class="major"&gt;Fusce consequat&lt;/h3&gt;</text:p>
      <text:p text:style-name="Standard"><text:tab/><text:tab/><text:tab/><text:tab/><text:tab/><text:tab/><text:tab/><text:tab/><text:tab/><text:tab/><text:tab/>&lt;p&gt;Lorem ipsum dolor sit amet, consectetur adipiscing vehicula id nulla dignissim dapibus ultrices.&lt;/p&gt;</text:p>
      <text:p text:style-name="Standard"><text:tab/><text:tab/><text:tab/><text:tab/><text:tab/><text:tab/><text:tab/><text:tab/><text:tab/><text:tab/><text:tab/>&lt;a href="#" class="special"&gt;Learn more&lt;/a&gt;</text:p>
      <text:p text:style-name="Standard"><text:tab/><text:tab/><text:tab/><text:tab/><text:tab/><text:tab/><text:tab/><text:tab/><text:tab/><text:tab/>&lt;/article&gt;</text:p>
      <text:p text:style-name="Standard"><text:tab/><text:tab/><text:tab/><text:tab/><text:tab/><text:tab/><text:tab/><text:tab/><text:tab/>&lt;/section&gt;</text:p>
      <text:p text:style-name="Standard"><text:tab/><text:tab/><text:tab/><text:tab/><text:tab/><text:tab/><text:tab/><text:tab/><text:tab/>&lt;ul class="actions"&gt;</text:p>
      <text:p text:style-name="Standard"><text:tab/><text:tab/><text:tab/><text:tab/><text:tab/><text:tab/><text:tab/><text:tab/><text:tab/><text:tab/>&lt;li&gt;&lt;a href="#" class="button"&gt;Browse All&lt;/a&gt;&lt;/li&gt;</text:p>
      <text:p text:style-name="Standard"><text:tab/><text:tab/><text:tab/><text:tab/><text:tab/><text:tab/><text:tab/><text:tab/><text:tab/>&lt;/ul&gt;</text:p>
      <text:p text:style-name="Standard"><text:tab/><text:tab/><text:tab/><text:tab/><text:tab/><text:tab/><text:tab/><text:tab/>&lt;/div&gt;</text:p>
      <text:p text:style-name="Standard"><text:tab/><text:tab/><text:tab/><text:tab/><text:tab/><text:tab/><text:tab/>&lt;/section&gt;</text:p>
      <text:p text:style-name="Standard"/>
      <text:p text:style-name="Standard"><text:tab/><text:tab/><text:tab/><text:tab/><text:tab/>&lt;/section&gt;</text:p>
      <text:p text:style-name="Standard"/>
      <text:p text:style-name="Standard"><text:tab/><text:tab/><text:tab/><text:tab/>&lt;!-- Footer --&gt;</text:p>
      <text:p text:style-name="Standard"><text:tab/><text:tab/><text:tab/><text:tab/><text:tab/>&lt;section id="footer"&gt;</text:p>
      <text:p text:style-name="Standard"><text:tab/><text:tab/><text:tab/><text:tab/><text:tab/><text:tab/>&lt;div class="inner"&gt;</text:p>
      <text:p text:style-name="Standard"><text:tab/><text:tab/><text:tab/><text:tab/><text:tab/><text:tab/><text:tab/>&lt;h2 class="major"&gt;Get in touch&lt;/h2&gt;</text:p>
      <text:p text:style-name="Standard"><text:tab/><text:tab/><text:tab/><text:tab/><text:tab/><text:tab/><text:tab/>&lt;p&gt;Cras mattis ante fermentum, malesuada neque vitae, eleifend erat. Phasellus non pulvinar erat. Fusce tincidunt, nisl eget mattis egestas, purus ipsum consequat orci, sit amet lobortis lorem lacus in tellus. Sed ac elementum arcu. Quisque placerat auctor laoreet.&lt;/p&gt;</text:p>
      <text:p text:style-name="Standard"><text:tab/><text:tab/><text:tab/><text:tab/><text:tab/><text:tab/><text:tab/>&lt;form method="post" action="#"&gt;</text:p>
      <text:p text:style-name="Standard"><text:tab/><text:tab/><text:tab/><text:tab/><text:tab/><text:tab/><text:tab/><text:tab/>&lt;div class="field"&gt;</text:p>
      <text:p text:style-name="Standard"><text:tab/><text:tab/><text:tab/><text:tab/><text:tab/><text:tab/><text:tab/><text:tab/><text:tab/>&lt;label for="name"&gt;Name&lt;/label&gt;</text:p>
      <text:p text:style-name="Standard"><text:tab/><text:tab/><text:tab/><text:tab/><text:tab/><text:tab/><text:tab/><text:tab/><text:tab/>&lt;input type="text" name="name" id="name" /&gt;</text:p>
      <text:p text:style-name="Standard"><text:tab/><text:tab/><text:tab/><text:tab/><text:tab/><text:tab/><text:tab/><text:tab/>&lt;/div&gt;</text:p>
      <text:p text:style-name="Standard"><text:tab/><text:tab/><text:tab/><text:tab/><text:tab/><text:tab/><text:tab/><text:tab/>&lt;div class="field"&gt;</text:p>
      <text:p text:style-name="Standard"><text:tab/><text:tab/><text:tab/><text:tab/><text:tab/><text:tab/><text:tab/><text:tab/><text:tab/>&lt;label for="email"&gt;Email&lt;/label&gt;</text:p>
      <text:p text:style-name="Standard"><text:tab/><text:tab/><text:tab/><text:tab/><text:tab/><text:tab/><text:tab/><text:tab/><text:tab/>&lt;input type="email" name="email" id="email" /&gt;</text:p>
      <text:p text:style-name="Standard"><text:tab/><text:tab/><text:tab/><text:tab/><text:tab/><text:tab/><text:tab/><text:tab/>&lt;/div&gt;</text:p>
      <text:p text:style-name="Standard"><text:tab/><text:tab/><text:tab/><text:tab/><text:tab/><text:tab/><text:tab/><text:tab/>&lt;div class="field"&gt;</text:p>
      <text:p text:style-name="Standard"><text:tab/><text:tab/><text:tab/><text:tab/><text:tab/><text:tab/><text:tab/><text:tab/><text:tab/>&lt;label for="message"&gt;Message&lt;/label&gt;</text:p>
      <text:p text:style-name="Standard"><text:tab/><text:tab/><text:tab/><text:tab/><text:tab/><text:tab/><text:tab/><text:tab/><text:tab/>&lt;textarea name="message" id="message" rows="4"&gt;&lt;/textarea&gt;</text:p>
      <text:p text:style-name="Standard"><text:tab/><text:tab/><text:tab/><text:tab/><text:tab/><text:tab/><text:tab/><text:tab/>&lt;/div&gt;</text:p>
      <text:p text:style-name="Standard"><text:tab/><text:tab/><text:tab/><text:tab/><text:tab/><text:tab/><text:tab/><text:tab/>&lt;ul class="actions"&gt;</text:p>
      <text:p text:style-name="Standard"><text:tab/><text:tab/><text:tab/><text:tab/><text:tab/><text:tab/><text:tab/><text:tab/><text:tab/>&lt;li&gt;&lt;input type="submit" value="Send Message" /&gt;&lt;/li&gt;</text:p>
      <text:p text:style-name="Standard"><text:tab/><text:tab/><text:tab/><text:tab/><text:tab/><text:tab/><text:tab/><text:tab/>&lt;/ul&gt;</text:p>
      <text:p text:style-name="Standard"><text:tab/><text:tab/><text:tab/><text:tab/><text:tab/><text:tab/><text:tab/>&lt;/form&gt;</text:p>
      <text:p text:style-name="Standard"><text:tab/><text:tab/><text:tab/><text:tab/><text:tab/><text:tab/><text:tab/>&lt;ul class="contact"&gt;</text:p>
      <text:p text:style-name="Standard"><text:tab/><text:tab/><text:tab/><text:tab/><text:tab/><text:tab/><text:tab/><text:tab/>&lt;li class="fa-youtube"&gt;&lt;a href="https://www.youtube.com/channel/UCVg2z9DRhuwaKGPb8oPM4vw"&gt;YouTube&lt;/a&gt;&lt;/li&gt;</text:p>
      <text:p text:style-name="Standard"><text:soft-page-break/><text:tab/><text:tab/><text:tab/><text:tab/><text:tab/><text:tab/><text:tab/>&lt;/ul&gt;</text:p>
      <text:p text:style-name="Standard"><text:tab/><text:tab/><text:tab/><text:tab/><text:tab/><text:tab/><text:tab/>&lt;ul class="copyright"&gt;</text:p>
      <text:p text:style-name="Standard"><text:tab/><text:tab/><text:tab/><text:tab/><text:tab/><text:tab/><text:tab/><text:tab/>&lt;li&gt;&amp;copy; Untitled Inc. All rights reserved.&lt;/li&gt;&lt;li&gt;Design: &lt;a href="http://html5up.net"&gt;HTML5 UP&lt;/a&gt;&lt;/li&gt;</text:p>
      <text:p text:style-name="Standard"><text:tab/><text:tab/><text:tab/><text:tab/><text:tab/><text:tab/><text:tab/>&lt;/ul&gt;</text:p>
      <text:p text:style-name="Standard"><text:tab/><text:tab/><text:tab/><text:tab/><text:tab/><text:tab/>&lt;/div&gt;</text:p>
      <text:p text:style-name="Standard"><text:tab/><text:tab/><text:tab/><text:tab/><text:tab/>&lt;/section&gt;</text:p>
      <text:p text:style-name="Standard"/>
      <text:p text:style-name="Standard"><text:tab/><text:tab/><text:tab/>&lt;/div&gt;</text:p>
      <text:p text:style-name="Standard"/>
      <text:p text:style-name="Standard"><text:tab/><text:tab/>&lt;!-- Scripts --&gt;</text:p>
      <text:p text:style-name="Standard"><text:tab/><text:tab/><text:tab/>&lt;script src="assets/js/skel.min.js"&gt;&lt;/script&gt;</text:p>
      <text:p text:style-name="Standard"><text:tab/><text:tab/><text:tab/>&lt;script src="assets/js/jquery.min.js"&gt;&lt;/script&gt;</text:p>
      <text:p text:style-name="Standard"><text:tab/><text:tab/><text:tab/>&lt;script src="assets/js/jquery.scrollex.min.js"&gt;&lt;/script&gt;</text:p>
      <text:p text:style-name="Standard"><text:tab/><text:tab/><text:tab/>&lt;script src="assets/js/util.js"&gt;&lt;/script&gt;</text:p>
      <text:p text:style-name="Standard"><text:tab/><text:tab/><text:tab/>&lt;!--[if lte IE 8]&gt;&lt;script src="assets/js/ie/respond.min.js"&gt;&lt;/script&gt;&lt;![endif]--&gt;</text:p>
      <text:p text:style-name="Standard"><text:tab/><text:tab/><text:tab/>&lt;script src="assets/js/main.js"&gt;&lt;/script&gt;</text:p>
      <text:p text:style-name="Standard"/>
      <text:p text:style-name="Standard"><text:tab/>&lt;/body&gt;</text:p>
      <text:p text:style-name="Standard">&lt;/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6-02-06T17:17:24.93</meta:creation-date>
    <dc:date>2016-02-06T20:19:18.03</dc:date>
    <dc:creator>James Lombardi</dc:creator>
    <meta:editing-duration>PT4M10S</meta:editing-duration>
    <meta:editing-cycles>2</meta:editing-cycles>
    <meta:generator>OpenOffice/4.1.0$Win32 OpenOffice.org_project/410m18$Build-9764</meta:generator>
    <meta:document-statistic meta:table-count="0" meta:image-count="0" meta:object-count="0" meta:page-count="6" meta:paragraph-count="172" meta:word-count="909" meta:character-count="9252"/>
  </office:meta>
</office:document-meta>
</file>